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시트1" table:style-name="ta1">
        <table:table-column table:style-name="co1" table:number-columns-repeated="8" table:default-cell-style-name="Default"/>
        <table:table-row table:style-name="ro3">
          <table:table-cell table:number-columns-repeated="2"/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1577">
            <text:p>11577</text:p>
          </table:table-cell>
        </table:table-row>
        <table:table-row table:style-name="ro3">
          <table:table-cell table:number-columns-repeated="2"/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table:number-columns-repeated="2"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1083">
            <text:p>1083</text:p>
          </table:table-cell>
          <table:table-cell office:value-type="float" office:value="3203">
            <text:p>3203</text:p>
          </table:table-cell>
          <table:table-cell office:value-type="float" office:value="5323">
            <text:p>5323</text:p>
          </table:table-cell>
          <table:table-cell table:number-columns-repeated="2" office:value-type="float" office:value="11577">
            <text:p>11577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office:value-type="float" office:value="5295">
            <text:p>5295</text:p>
          </table:table-cell>
          <table:table-cell table:number-columns-repeated="2" office:value-type="float" office:value="11549">
            <text:p>11549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50">
            <text:p>3150</text:p>
          </table:table-cell>
          <table:table-cell office:value-type="float" office:value="5270">
            <text:p>5270</text:p>
          </table:table-cell>
          <table:table-cell table:number-columns-repeated="2" office:value-type="float" office:value="11524">
            <text:p>11524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122">
            <text:p>3122</text:p>
          </table:table-cell>
          <table:table-cell office:value-type="float" office:value="5242">
            <text:p>5242</text:p>
          </table:table-cell>
          <table:table-cell table:number-columns-repeated="2" office:value-type="float" office:value="11496">
            <text:p>11496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217">
            <text:p>5217</text:p>
          </table:table-cell>
          <table:table-cell table:number-columns-repeated="2" office:value-type="float" office:value="11471">
            <text:p>11471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71">
            <text:p>11471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71">
            <text:p>11471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69">
            <text:p>3069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89">
            <text:p>5189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443">
            <text:p>11443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418">
            <text:p>11418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2"/>
          <table:table-cell office:value-type="float" office:value="101">
            <text:p>101</text:p>
          </table:table-cell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3016">
            <text:p>3016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136">
            <text:p>5136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90">
            <text:p>11390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63">
            <text:p>2963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83">
            <text:p>5083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337">
            <text:p>11337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910">
            <text:p>2910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5030">
            <text:p>5030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84">
            <text:p>11284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57">
            <text:p>2857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77">
            <text:p>4977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231">
            <text:p>11231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804">
            <text:p>2804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924">
            <text:p>4924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78">
            <text:p>11178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751">
            <text:p>2751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726">
            <text:p>2726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office:value-type="float" office:value="4871">
            <text:p>4871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125">
            <text:p>11125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98">
            <text:p>2698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office:value-type="float" office:value="4818">
            <text:p>4818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72">
            <text:p>11072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office:value-type="float" office:value="4712">
            <text:p>4712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1019">
            <text:p>11019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office:value-type="float" office:value="4659">
            <text:p>4659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66">
            <text:p>10966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office:value-type="float" office:value="4606">
            <text:p>4606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913">
            <text:p>10913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office:value-type="float" office:value="4553">
            <text:p>4553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60">
            <text:p>10860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office:value-type="float" office:value="4500">
            <text:p>4500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807">
            <text:p>10807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office:value-type="float" office:value="4447">
            <text:p>4447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54">
            <text:p>10754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office:value-type="float" office:value="4394">
            <text:p>4394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3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701">
            <text:p>10701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221">
            <text:p>2221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341">
            <text:p>4341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648">
            <text:p>10648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68">
            <text:p>2168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88">
            <text:p>4288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115">
            <text:p>2115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95">
            <text:p>10595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235">
            <text:p>4235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62">
            <text:p>2062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82">
            <text:p>4182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542">
            <text:p>10542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2009">
            <text:p>2009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129">
            <text:p>4129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89">
            <text:p>10489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56">
            <text:p>1956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76">
            <text:p>4076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436">
            <text:p>10436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903">
            <text:p>1903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4023">
            <text:p>4023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83">
            <text:p>10383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850">
            <text:p>1850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70">
            <text:p>3970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330">
            <text:p>10330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97">
            <text:p>1797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917">
            <text:p>3917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77">
            <text:p>10277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744">
            <text:p>1744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64">
            <text:p>3864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224">
            <text:p>10224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91">
            <text:p>1691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811">
            <text:p>3811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71">
            <text:p>10171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638">
            <text:p>1638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58">
            <text:p>3758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85">
            <text:p>1585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118">
            <text:p>10118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705">
            <text:p>3705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532">
            <text:p>1532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652">
            <text:p>3652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65">
            <text:p>10065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79">
            <text:p>1479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99">
            <text:p>3599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10012">
            <text:p>10012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426">
            <text:p>1426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546">
            <text:p>3546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59">
            <text:p>9959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73">
            <text:p>1373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906">
            <text:p>9906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320">
            <text:p>1320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440">
            <text:p>3440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53">
            <text:p>9853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67">
            <text:p>1267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87">
            <text:p>3387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800">
            <text:p>9800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214">
            <text:p>1214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334">
            <text:p>3334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747">
            <text:p>9747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61">
            <text:p>1161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81">
            <text:p>3281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94">
            <text:p>9694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108">
            <text:p>1108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228">
            <text:p>3228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55">
            <text:p>1055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641">
            <text:p>9641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75">
            <text:p>3175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1002">
            <text:p>1002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122">
            <text:p>3122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88">
            <text:p>9588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949">
            <text:p>949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69">
            <text:p>3069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535">
            <text:p>9535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96">
            <text:p>896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3016">
            <text:p>3016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82">
            <text:p>9482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843">
            <text:p>843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63">
            <text:p>2963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429">
            <text:p>9429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90">
            <text:p>790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910">
            <text:p>2910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76">
            <text:p>9376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737">
            <text:p>737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57">
            <text:p>2857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323">
            <text:p>9323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84">
            <text:p>684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804">
            <text:p>2804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70">
            <text:p>9270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631">
            <text:p>631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751">
            <text:p>2751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78">
            <text:p>578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217">
            <text:p>9217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98">
            <text:p>2698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525">
            <text:p>525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64">
            <text:p>9164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645">
            <text:p>2645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72">
            <text:p>472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92">
            <text:p>2592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111">
            <text:p>9111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419">
            <text:p>419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539">
            <text:p>2539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58">
            <text:p>9058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66">
            <text:p>366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86">
            <text:p>2486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9005">
            <text:p>9005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313">
            <text:p>313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433">
            <text:p>2433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952">
            <text:p>8952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60">
            <text:p>260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80">
            <text:p>2380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99">
            <text:p>8899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207">
            <text:p>207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327">
            <text:p>2327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846">
            <text:p>8846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54">
            <text:p>154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74">
            <text:p>2274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4"/>
          <table:table-cell office:value-type="float" office:value="101">
            <text:p>101</text:p>
          </table:table-cell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5"/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5"/>
          <table:table-cell office:value-type="float" office:value="2221">
            <text:p>2221</text:p>
          </table:table-cell>
          <table:table-cell table:number-columns-repeated="2" office:value-type="float" office:value="8793">
            <text:p>8793</text:p>
          </table:table-cell>
        </table:table-row>
        <table:table-row table:style-name="ro3">
          <table:table-cell table:number-columns-repeated="5"/>
          <table:table-cell office:value-type="float" office:value="2221">
            <text:p>2221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221">
            <text:p>2221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221">
            <text:p>2221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221">
            <text:p>2221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221">
            <text:p>2221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221">
            <text:p>2221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221">
            <text:p>2221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221">
            <text:p>2221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221">
            <text:p>2221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740">
            <text:p>8740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68">
            <text:p>2168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87">
            <text:p>8687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115">
            <text:p>2115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62">
            <text:p>2062</text:p>
          </table:table-cell>
          <table:table-cell table:number-columns-repeated="2" office:value-type="float" office:value="8634">
            <text:p>8634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2009">
            <text:p>2009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81">
            <text:p>8581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56">
            <text:p>1956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528">
            <text:p>8528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903">
            <text:p>1903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75">
            <text:p>8475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850">
            <text:p>1850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422">
            <text:p>8422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97">
            <text:p>1797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69">
            <text:p>8369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744">
            <text:p>1744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316">
            <text:p>8316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91">
            <text:p>1691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63">
            <text:p>8263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638">
            <text:p>1638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210">
            <text:p>8210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85">
            <text:p>1585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57">
            <text:p>8157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532">
            <text:p>1532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79">
            <text:p>1479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104">
            <text:p>8104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426">
            <text:p>1426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8051">
            <text:p>8051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73">
            <text:p>1373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98">
            <text:p>7998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320">
            <text:p>1320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945">
            <text:p>7945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67">
            <text:p>1267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92">
            <text:p>7892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214">
            <text:p>1214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839">
            <text:p>7839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61">
            <text:p>1161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86">
            <text:p>7786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108">
            <text:p>1108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733">
            <text:p>7733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55">
            <text:p>1055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80">
            <text:p>7680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1002">
            <text:p>1002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627">
            <text:p>7627</text:p>
          </table:table-cell>
        </table:table-row>
        <table:table-row table:style-name="ro3">
          <table:table-cell table:number-columns-repeated="5"/>
          <table:table-cell office:value-type="float" office:value="949">
            <text:p>949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96">
            <text:p>896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74">
            <text:p>7574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843">
            <text:p>843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521">
            <text:p>7521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90">
            <text:p>790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68">
            <text:p>7468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737">
            <text:p>737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415">
            <text:p>7415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84">
            <text:p>684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62">
            <text:p>7362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631">
            <text:p>631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309">
            <text:p>7309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78">
            <text:p>578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56">
            <text:p>7256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525">
            <text:p>525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203">
            <text:p>7203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72">
            <text:p>472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150">
            <text:p>7150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419">
            <text:p>419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97">
            <text:p>7097</text:p>
          </table:table-cell>
        </table:table-row>
        <table:table-row table:style-name="ro3">
          <table:table-cell table:number-columns-repeated="5"/>
          <table:table-cell office:value-type="float" office:value="366">
            <text:p>366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313">
            <text:p>313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7044">
            <text:p>7044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60">
            <text:p>260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91">
            <text:p>6991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207">
            <text:p>207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938">
            <text:p>6938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54">
            <text:p>154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29">
            <text:p>129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85">
            <text:p>6885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5"/>
          <table:table-cell office:value-type="float" office:value="101">
            <text:p>101</text:p>
          </table:table-cell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32">
            <text:p>68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79">
            <text:p>67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726">
            <text:p>67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73">
            <text:p>66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620">
            <text:p>66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67">
            <text:p>65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514">
            <text:p>65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61">
            <text:p>64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408">
            <text:p>64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55">
            <text:p>63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02">
            <text:p>63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249">
            <text:p>62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96">
            <text:p>61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143">
            <text:p>61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90">
            <text:p>60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037">
            <text:p>60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84">
            <text:p>59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931">
            <text:p>59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78">
            <text:p>58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825">
            <text:p>58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72">
            <text:p>57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19">
            <text:p>57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66">
            <text:p>56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613">
            <text:p>56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60">
            <text:p>55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507">
            <text:p>55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54">
            <text:p>54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401">
            <text:p>54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348">
            <text:p>534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95">
            <text:p>529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42">
            <text:p>524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89">
            <text:p>518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136">
            <text:p>513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83">
            <text:p>508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030">
            <text:p>503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77">
            <text:p>497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924">
            <text:p>492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71">
            <text:p>487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818">
            <text:p>481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65">
            <text:p>476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12">
            <text:p>471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59">
            <text:p>465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606">
            <text:p>460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53">
            <text:p>455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500">
            <text:p>450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447">
            <text:p>444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94">
            <text:p>439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341">
            <text:p>434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88">
            <text:p>428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235">
            <text:p>423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82">
            <text:p>418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29">
            <text:p>412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76">
            <text:p>407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023">
            <text:p>402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70">
            <text:p>397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917">
            <text:p>391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64">
            <text:p>386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811">
            <text:p>381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58">
            <text:p>375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705">
            <text:p>370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52">
            <text:p>365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99">
            <text:p>359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546">
            <text:p>354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93">
            <text:p>349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440">
            <text:p>344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87">
            <text:p>338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334">
            <text:p>333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81">
            <text:p>328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228">
            <text:p>322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75">
            <text:p>317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22">
            <text:p>312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69">
            <text:p>306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016">
            <text:p>301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63">
            <text:p>296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910">
            <text:p>291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57">
            <text:p>285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804">
            <text:p>280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751">
            <text:p>275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98">
            <text:p>269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45">
            <text:p>264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92">
            <text:p>259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539">
            <text:p>253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86">
            <text:p>248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433">
            <text:p>243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80">
            <text:p>238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327">
            <text:p>232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74">
            <text:p>227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221">
            <text:p>222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68">
            <text:p>216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115">
            <text:p>211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62">
            <text:p>206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09">
            <text:p>200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56">
            <text:p>195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903">
            <text:p>190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850">
            <text:p>185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97">
            <text:p>179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744">
            <text:p>174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91">
            <text:p>169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638">
            <text:p>163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85">
            <text:p>158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32">
            <text:p>153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79">
            <text:p>147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426">
            <text:p>142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73">
            <text:p>137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320">
            <text:p>132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67">
            <text:p>126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214">
            <text:p>121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61">
            <text:p>116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108">
            <text:p>110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55">
            <text:p>105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02">
            <text:p>100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949">
            <text:p>94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96">
            <text:p>89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843">
            <text:p>84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90">
            <text:p>79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37">
            <text:p>73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84">
            <text:p>68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631">
            <text:p>63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78">
            <text:p>578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525">
            <text:p>525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72">
            <text:p>472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419">
            <text:p>419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66">
            <text:p>366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313">
            <text:p>313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60">
            <text:p>260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207">
            <text:p>207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54">
            <text:p>154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101">
            <text:p>101</text:p>
          </table:table-cell>
        </table:table-row>
        <table:table-row table:style-name="ro3">
          <table:table-cell table:number-columns-repeated="6"/>
          <table:table-cell table:number-columns-repeated="2" office:value-type="float" office:value="76">
            <text:p>76</text:p>
          </table:table-cell>
        </table:table-row>
      </table:table>
      <table:table table:name="시트2" table:style-name="ta1">
        <table:table-column table:style-name="co1" table:default-cell-style-name="Default"/>
        <table:table-row table:style-name="ro2">
          <table:table-cell/>
        </table:table-row>
      </table:table>
      <table:table table:name="시트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시트1.H1:시트1.H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나눔고딕" style:font-name-asian="나눔고딕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00-00-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21:24:41</meta:creation-date>
    <meta:editing-duration>PT3H41M7S</meta:editing-duration>
    <meta:editing-cycles>3</meta:editing-cycles>
    <meta:generator>LibreOffice/3.5$Linux_x86 LibreOffice_project/350m1$Build-2</meta:generator>
    <dc:date>2013-04-17T01:07:46</dc:date>
    <meta:document-statistic meta:table-count="3" meta:cell-count="18192" meta:object-count="0"/>
  </office:meta>
</office:document-meta>
</file>